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8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xmmintrin.h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refetch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_mm_hint</text:p>
          </table:table-cell>
          <table:table-cell office:value-type="string" calcext:value-type="string">
            <text:p>__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defined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etzero_ps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u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div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c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rsqr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in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ax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ndno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xor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eq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t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ng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cmpunor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s_s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_ss2s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s_si64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s_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_ps2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32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si2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i64x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_pi2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16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u8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i32x2_ps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16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s_pi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huffle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ma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hi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unpacklo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h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l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h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l_pi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mm_getcsr</text:p>
          </table:table-cell>
          <table:table-cell office:value-type="string" calcext:value-type="string">
            <text:p>voi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etcsr</text:p>
          </table:table-cell>
          <table:table-cell office:value-type="string" calcext:value-type="string">
            <text:p>unsigne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I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F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load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_ps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set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__W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loat</text:p>
          </table:table-cell>
          <table:table-cell office:value-type="string" calcext:value-type="string">
            <text:p>_mm_cvtss_f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s1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insert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ax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in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i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hi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huffle_pi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__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_s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avg_pu16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sad_pu8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i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fenc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pause</text:p>
          </table:table-cell>
          <table:table-cell office:value-type="string" calcext:value-type="string">
            <text:p>void</text:p>
          </table:table-cell>
          <table:table-cell table:number-columns-repeated="11"/>
        </table:table-row>
      </table:table>
      <table:table table:name="e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emmintrin.h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_mm_set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F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et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W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__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defined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etzero_pd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s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uble</text:p>
          </table:table-cell>
          <table:table-cell office:value-type="string" calcext:value-type="string">
            <text:p>_mm_cvtsd_f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h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1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_pd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r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i128_s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i128_si64x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ub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ul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div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sqr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in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a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ndno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xor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n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cmpunord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l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t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ge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ucomineq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5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5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4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3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x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1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q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16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2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__q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etr_epi8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0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2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__q03</text:p>
          </table:table-cell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load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oad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void</text:p>
          </table:table-cell>
          <table:table-cell office:value-type="string" calcext:value-type="string">
            <text:p>_mm_storeu_si128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l_epi64</text:p>
          </table:table-cell>
          <table:table-cell office:value-type="string" calcext:value-type="string">
            <text:p>__m128i_u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64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32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oreu_si16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*__P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ovepi64_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movpi64_epi64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ove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defined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etzero_si128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epi32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epi32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d_e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cvttpd_p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i32_pd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tps_epi32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cvttsd_si32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onglong</text:p>
          </table:table-cell>
          <table:table-cell office:value-type="string" calcext:value-type="string">
            <text:p>_mm_cvttsd_si64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vtsd_s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32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i64x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vtss_s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shuffle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hi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unpacklo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h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l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*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s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packu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h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unpacklo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dd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ubs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dd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64</text:p>
          </table:table-cell>
          <table:table-cell office:value-type="string" calcext:value-type="string">
            <text:p>_mm_mul_su32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64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_epu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a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b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lli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rli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l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a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rl_epi64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ndnot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xor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eq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l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cmpgt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extrac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insert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st_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ax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in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t</text:p>
          </table:table-cell>
          <table:table-cell office:value-type="string" calcext:value-type="string">
            <text:p>_mm_movemask_epi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mulhi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hi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lo_epi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shuffle_epi32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constint</text:p>
          </table:table-cell>
          <table:table-cell office:value-type="string" calcext:value-type="string">
            <text:p>__mas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askmove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*__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avg_epu16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t,int,int</text:p>
          </table:table-cell>
          <table:table-cell/>
          <table:table-cell office:value-type="string" calcext:value-type="string">
            <text:p>__m128i</text:p>
          </table:table-cell>
          <table:table-cell office:value-type="string" calcext:value-type="string">
            <text:p>_mm_sad_epu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64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B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stream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*__A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clflush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st*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l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oid</text:p>
          </table:table-cell>
          <table:table-cell office:value-type="string" calcext:value-type="string">
            <text:p>_mm_mfence</text:p>
          </table:table-cell>
          <table:table-cell office:value-type="string" calcext:value-type="string">
            <text:p>voi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32_si12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vtsi64x_si128</text:p>
          </table:table-cell>
          <table:table-cell office:value-type="string" calcext:value-type="string">
            <text:p>longlong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pd_ps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d_si128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ps_pd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castps_si128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</text:p>
          </table:table-cell>
          <table:table-cell office:value-type="string" calcext:value-type="string">
            <text:p>_mm_castsi128_ps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castsi128_pd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__A</text:p>
          </table:table-cell>
          <table:table-cell table:number-columns-repeated="6"/>
        </table:table-row>
      </table:table>
      <table:table table:name="pmmintr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grep "^_mm_" -B 1 /usr/lib/gcc/x86_64-linux-gnu/12/include/pmmintrin.h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add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add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hsub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h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32,f32,f32</text:p>
          </table:table-cell>
          <table:table-cell/>
          <table:table-cell office:value-type="string" calcext:value-type="string">
            <text:p>__m128</text:p>
          </table:table-cell>
          <table:table-cell office:value-type="string" calcext:value-type="string">
            <text:p>_mm_moveldup_ps</text:p>
          </table:table-cell>
          <table:table-cell office:value-type="string" calcext:value-type="string">
            <text:p>__m128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add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add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hsub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__m128d</text:p>
          </table:table-cell>
          <table:table-cell office:value-type="string" calcext:value-type="string">
            <text:p>_mm_loaddup_pd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4,f64,f64</text:p>
          </table:table-cell>
          <table:table-cell/>
          <table:table-cell office:value-type="string" calcext:value-type="string">
            <text:p>__m128d</text:p>
          </table:table-cell>
          <table:table-cell office:value-type="string" calcext:value-type="string">
            <text:p>_mm_movedup_pd</text:p>
          </table:table-cell>
          <table:table-cell office:value-type="string" calcext:value-type="string">
            <text:p>__m128d</text:p>
          </table:table-cell>
          <table:table-cell office:value-type="string" calcext:value-type="string">
            <text:p>__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__m128i</text:p>
          </table:table-cell>
          <table:table-cell office:value-type="string" calcext:value-type="string">
            <text:p>_mm_lddqu_si128</text:p>
          </table:table-cell>
          <table:table-cell office:value-type="string" calcext:value-type="string">
            <text:p>__m128i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*__P</text:p>
          </table:table-cell>
          <table:table-cell/>
        </table:table-row>
      </table:table>
      <table:named-expressions/>
      <table:database-ranges>
        <table:database-range table:name="__Anonymous_Sheet_DB__1" table:target-range-address="emmintri.D3:emmintri.M237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pmmintri.D3:pmmintri.M23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7:09:15.016208030</meta:creation-date>
    <dc:date>2022-12-20T19:48:41.563574525</dc:date>
    <meta:editing-duration>PT10H45M22S</meta:editing-duration>
    <meta:editing-cycles>5</meta:editing-cycles>
    <meta:generator>LibreOffice/7.4.2.3$Linux_X86_64 LibreOffice_project/40$Build-3</meta:generator>
    <meta:document-statistic meta:table-count="3" meta:cell-count="2298" meta:object-count="0"/>
  </office:meta>
</office:document-meta>
</file>